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86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text-indent="-0.6cm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color="#ccccff"/>
    </style:style>
    <style:style style:name="T5" style:family="text">
      <style:text-properties fo:color="#23ff23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review lectures 25-38</presentation:footer-decl>
      <presentation:footer-decl presentation:name="ftr2">CMPTxxxx</presentation:footer-decl>
      <presentation:date-time-decl presentation:name="dtd1" presentation:source="fixed">19 Nov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905cm" svg:height="4.58cm" svg:x="1.4cm" svg:y="1.736cm" presentation:class="title" presentation:user-transformed="true">
          <draw:text-box>
            <text:p text:style-name="P1"><text:span text:style-name="T1">Ch8-10, Py 11-17 Review</text:span></text:p>
          </draw:text-box>
        </draw:frame>
        <draw:frame presentation:style-name="pr2" draw:text-style-name="P1" draw:layer="layout" svg:width="15.06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9 Nov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: review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Lectures #25-38:</text:span><text:span text:style-name="T2"><text:line-break/></text:span><text:span text:style-name="T2"/></text:p>
              </text:list-item>
            </text:list>
            <text:list text:style-name="L3">
              <text:list-item>
                <text:p text:style-name="P3"><text:span text:style-name="T2">Storage </text:span><text:span text:style-name="T3">issues (M2 ch8)</text:span></text:p>
              </text:list-item>
            </text:list>
            <text:list text:style-name="L3">
              <text:list-item>
                <text:p text:style-name="P3"><text:span text:style-name="T2">Records, Sets</text:span> (M2 ch9)</text:p>
              </text:list-item>
            </text:list>
            <text:list text:style-name="L3">
              <text:list-item>
                <text:p text:style-name="P3"><text:span text:style-name="T2">Dictionaries</text:span> (Py ch11-12)</text:p>
              </text:list-item>
            </text:list>
            <text:list text:style-name="L3">
              <text:list-item>
                <text:p text:style-name="P3"><text:span text:style-name="T2">Object-oriented</text:span> programming (Py ch15-17)</text:p>
              </text:list-item>
            </text:list>
            <text:list text:style-name="L3">
              <text:list-item>
                <text:p text:style-name="P3"><text:span text:style-name="T2">Exceptions</text:span> (Py tut 8)</text:p>
              </text:list-item>
            </text:list>
            <text:list text:style-name="L3">
              <text:list-item>
                <text:p text:style-name="P3"><text:span text:style-name="T2">Namespaces</text:span> and <text:span text:style-name="T2">scope</text:span> (Py tut 9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Storage (§8.0-8.3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Number <text:span text:style-name="T2">base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ina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exadecimal</text:span> (0xBEE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ctal</text:span> (0115)</text:p>
                  </text:list-item>
                </text:list>
              </text:list-item>
            </text:list>
            <text:list text:style-name="L3">
              <text:list-item>
                <text:p text:style-name="P3">Units of measure of <text:span text:style-name="T2">memory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Bits, nibbles, bytes, words, pages</text:span></text:p>
                  </text:list-item>
                </text:list>
              </text:list-item>
            </text:list>
            <text:list text:style-name="L3">
              <text:list-item>
                <text:p text:style-name="P3">Units of measure for <text:span text:style-name="T2">hard disk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/H/S</text:span> geometry</text:p>
                  </text:list-item>
                </text:list>
              </text:list-item>
            </text:list>
            <text:list text:style-name="L3">
              <text:list-item>
                <text:p text:style-name="P3">SI <text:span text:style-name="T2">units</text:span> vs binary units, <text:span text:style-name="T4">KB</text:span> vs. <text:span text:style-name="T4">Kb</text:span>, etc.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Sets 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Set Theor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embershi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Un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nterse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iffer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mmetric difference</text:span></text:p>
                  </text:list-item>
                </text:list>
              </text:list-item>
            </text:list>
            <text:list text:style-name="L3">
              <text:list-item>
                <text:p text:style-name="P3">Sets vs Python <text:span text:style-name="T2">lis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Don't need to know Python set typ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Bitse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Dictionarie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Dictionari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Keys</text:span> and <text:span text:style-name="T2">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asic dictionary <text:span text:style-name="T2">method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.keys(), .values(), .items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terating</text:span> through dictiona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ther dictionary <text:span text:style-name="T2">method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len(), del, in, .get(), .copy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pplication: <text:span text:style-name="T2">hin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Fibonacci</text:span> 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OO</text:p>
          </draw:text-box>
        </draw:frame>
        <draw:frame presentation:style-name="pr7" draw:text-style-name="P3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style-name="P3">Using Python <text:span text:style-name="T2">classes</text:span> to make record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ttribu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use <text:span text:style-name="T2">instance</text:span> variables, not <text:span text:style-name="T2">class</text:span> variabl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Objects</text:span> are <text:span text:style-name="T2">instances</text:span> of <text:span text:style-name="T2">classes</text:span>,<text:line-break/>created by <text:span text:style-name="T2">constructor</text:span> methods</text:p>
              </text:list-item>
            </text:list>
            <text:list text:style-name="L3">
              <text:list-item>
                <text:p text:style-name="P3"><text:span text:style-name="T2">alias </text:span><text:span text:style-name="T3">vs. </text:span><text:span text:style-name="T2">shallow copy </text:span><text:span text:style-name="T3">vs. </text:span><text:span text:style-name="T2">deep copy</text:span></text:p>
              </text:list-item>
            </text:list>
            <text:list text:style-name="L3">
              <text:list-item>
                <text:p text:style-name="P3"><text:span text:style-name="T2">Customizations</text:span>: <text:span text:style-name="T5">__init__</text:span>, <text:span text:style-name="T5">__str__</text:span>, <text:span text:style-name="T5">__mul__</text:span>, etc.</text:p>
              </text:list-item>
            </text:list>
            <text:list text:style-name="L3">
              <text:list-item>
                <text:p text:style-name="P3"><text:span text:style-name="T2">Default</text:span> parameter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8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Exceptions (Py tut 8)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Exception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andl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Rais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5">e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5">fin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User-defined</text:span> excep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assing <text:span text:style-name="T2">auxiliary</text:span> data with an excep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Namespaces (Py tut §9.2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Namespaces and Scop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urpose</text:span>: avoid name confli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efault</text:span> (built-in) name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Global</text:span> namespace for each file/modu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Local</text:span> namespace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Function</text:span> invoc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Class</text:span> defini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amespaces outside local are <text:span text:style-name="T2">read-only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New</text:span> names (assignment, import) add to loca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Modifying</text:span> makes local copy (except <text:span text:style-name="T2">global</text:span> cm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ay: review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Sets</text:span> (M2 ch9)</text:p>
              </text:list-item>
            </text:list>
            <text:list text:style-name="L3">
              <text:list-item>
                <text:p text:style-name="P3"><text:span text:style-name="T2">Dictionaries</text:span> (Py ch10)</text:p>
              </text:list-item>
            </text:list>
            <text:list text:style-name="L3">
              <text:list-item>
                <text:p text:style-name="P3"><text:span text:style-name="T2">Object-oriented</text:span> programming (Py ch12-14)</text:p>
              </text:list-item>
            </text:list>
            <text:list text:style-name="L3">
              <text:list-item>
                <text:p text:style-name="P3"><text:span text:style-name="T2">Exceptions</text:span> (Py tut 8)</text:p>
              </text:list-item>
            </text:list>
            <text:list text:style-name="L3">
              <text:list-item>
                <text:p text:style-name="P3"><text:span text:style-name="T2">Namespaces</text:span> and <text:span text:style-name="T2">scope</text:span> (Py tut 9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Midterm</text:span> Wed:</text:p>
              </text:list-item>
            </text:list>
            <text:list text:style-name="L3">
              <text:list-item>
                <text:list>
                  <text:list-item>
                    <text:p text:style-name="P4">M2 chs9-1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y ch10-14</text:p>
                  </text:list-item>
                </text:list>
              </text:list-item>
            </text:list>
            <text:list text:style-name="L3">
              <text:list-item>
                <text:p text:style-name="P3">No Lab this week</text:p>
              </text:list-item>
            </text:list>
            <text:list text:style-name="L3">
              <text:list-item>
                <text:p text:style-name="P3"><text:span text:style-name="T2">HW09</text:span> due Fri:</text:p>
              </text:list-item>
            </text:list>
            <text:list text:style-name="L3">
              <text:list-item>
                <text:list>
                  <text:list-item>
                    <text:p text:style-name="P4">Knight's tour on 3x4 boar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30T09:58:23</meta:creation-date>
    <dc:creator>Sean Ho</dc:creator>
    <dc:date>2007-11-19T14:39:14</dc:date>
    <meta:editing-cycles>56</meta:editing-cycles>
    <meta:editing-duration>PT23H14M24S</meta:editing-duration>
    <meta:user-defined meta:name="Info 1"/>
    <meta:user-defined meta:name="Info 2"/>
    <meta:user-defined meta:name="Info 3"/>
    <meta:user-defined meta:name="Info 4"/>
    <meta:document-statistic meta:object-count="197"/>
  </office:meta>
</office:document-meta>
</file>